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TypeMatchClassLoader.load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ypeMatchClassLoader.isClassReloadabl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ypeMatchClassLoader.ContextTypeMatchClassLoader( @ Nullable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TypeMatchClassLoader.publicDefineClass( String name , byte [ ] b , @ Nullable ProtectionDomain protection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OverridingClassLoader.loadClassForOverriding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xtOverridingClassLoader.ContextOverriding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OverridingClassLoader.isEligibleForOverriding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